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800000" draw:marker-start-width="0.65cm" draw:marker-end="Arrowheads_20_1" draw:marker-end-width="0.7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solid" svg:stroke-color="#000000" draw:fill="none" fo:min-height="3.55cm"/>
    </style:style>
    <style:style style:name="gr4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solid" svg:stroke-color="#800000" draw:fill="none" fo:min-height="1.35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800000" draw:marker-end="" draw:marker-end-width="0.3cm" draw:fill="none" draw:textarea-vertical-align="middle"/>
    </style:style>
    <style:style style:name="gr11" style:family="graphic" style:parent-style-name="standard">
      <style:graphic-properties draw:stroke="solid" svg:stroke-color="#280099" draw:fill="none" fo:min-height="0.955cm"/>
    </style:style>
    <style:style style:name="gr12" style:family="graphic" style:parent-style-name="standard">
      <style:graphic-properties svg:stroke-color="#280099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280099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fo:min-height="0.25cm"/>
    </style:style>
    <style:style style:name="gr15" style:family="graphic" style:parent-style-name="standard">
      <style:graphic-properties draw:stroke="none" svg:stroke-color="#000000" draw:fill="none" fo:min-height="4.05cm"/>
    </style:style>
    <style:style style:name="gr16" style:family="graphic" style:parent-style-name="objectwithoutfill">
      <style:graphic-properties svg:stroke-color="#008000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draw:fill="none" fo:min-height="1.85cm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4c1900" draw:marker-end="Arrowheads_20_1" draw:marker-end-width="0.3cm" draw:fill="none" draw:textarea-vertical-align="middle"/>
    </style:style>
    <style:style style:name="gr22" style:family="graphic" style:parent-style-name="standard">
      <style:graphic-properties draw:stroke="solid" svg:stroke-color="#c5000b" draw:fill="none" fo:min-height="0.955cm"/>
    </style:style>
    <style:style style:name="gr23" style:family="graphic" style:parent-style-name="objectwithoutfill">
      <style:graphic-properties svg:stroke-color="#c5000b" draw:marker-end="" draw:marker-end-width="0.3cm" draw:fill="none" draw:textarea-vertical-align="middle"/>
    </style:style>
    <style:style style:name="gr24" style:family="graphic" style:parent-style-name="standard">
      <style:graphic-properties svg:stroke-color="#ff950e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color="#ff950e" draw:fill="none" fo:min-height="1.355cm"/>
    </style:style>
    <style:style style:name="gr26" style:family="graphic" style:parent-style-name="objectwithoutfill">
      <style:graphic-properties svg:stroke-color="#ff950e" draw:marker-end="" draw:marker-end-width="0.3cm" draw:fill="none" draw:textarea-vertical-align="middle"/>
    </style:style>
    <style:style style:name="gr27" style:family="graphic" style:parent-style-name="objectwithoutfill">
      <style:graphic-properties svg:stroke-width="0.1cm" svg:stroke-color="#ff950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fo:min-height="0.55cm"/>
    </style:style>
    <style:style style:name="gr29" style:family="graphic" style:parent-style-name="standard">
      <style:graphic-properties draw:stroke="none" svg:stroke-color="#000000" draw:fill="none" fo:min-height="1.197cm"/>
    </style:style>
    <style:style style:name="gr30" style:family="graphic" style:parent-style-name="standard">
      <style:graphic-properties draw:stroke="none" svg:stroke-color="#000000" draw:fill="none" fo:min-height="0.476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color="#000000" fo:font-size="11pt" style:font-size-asian="11pt" style:font-size-complex="11pt"/>
    </style:style>
    <style:style style:name="P4" style:family="paragraph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color="#008000" fo:font-size="11pt" style:font-size-asian="11pt" style:font-size-complex="11pt"/>
    </style:style>
    <style:style style:name="T5" style:family="text">
      <style:text-properties fo:color="#4c1900" fo:font-size="11pt" style:font-size-asian="11pt" style:font-size-complex="11pt"/>
    </style:style>
    <style:style style:name="T6" style:family="text">
      <style:text-properties fo:color="#4c190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size="11pt" style:text-underline-style="none" style:font-size-asian="11pt" style:font-size-complex="11pt"/>
    </style:style>
    <style:style style:name="T11" style:family="text">
      <style:text-properties fo:color="#00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4.6cm" svg:x2="23.8cm" svg:y2="4.6cm">
          <draw:glue-point draw:id="4" svg:x="-0.416cm" svg:y="0cm"/>
          <text:p/>
        </draw:line>
        <draw:frame draw:style-name="gr2" draw:text-style-name="P2" draw:layer="layout" svg:width="5.2cm" svg:height="0.725cm" svg:x="19.3cm" svg:y="3.275cm">
          <draw:text-box>
            <text:p text:style-name="P2"><text:span text:style-name="T1">Programa principal</text:span></text:p>
          </draw:text-box>
        </draw:frame>
        <draw:frame draw:style-name="gr3" draw:text-style-name="P3" xml:id="id3" draw:id="id3" draw:layer="layout" svg:width="5.9cm" svg:height="4.139cm" svg:x="12.162cm" svg:y="8.195cm">
          <draw:text-box>
            <text:p text:style-name="P3"><text:span text:style-name="T2">Vector de interrupción (0x48)</text:span></text:p>
            <text:p text:style-name="P3"><text:span text:style-name="T3">sw <text:s text:c="5"/>(sp+0), ra</text:span></text:p>
            <text:p text:style-name="P3"><text:span text:style-name="T3">calli <text:s text:c="2"/>_save_all</text:span></text:p>
            <text:p text:style-name="P3"><text:span text:style-name="T3">rcsr</text:span><text:span text:style-name="T3"><text:tab/></text:span><text:span text:style-name="T3">r1,</text:span><text:span text:style-name="T4"> IP </text:span></text:p>
            <text:p text:style-name="P3"><text:span text:style-name="T3">calli <text:s/></text:span><text:span text:style-name="T5"><text:s/></text:span><text:span text:style-name="T6">irq_handler</text:span></text:p>
            <text:p text:style-name="P3"><text:span text:style-name="T3">mvhi <text:s text:c="3"/>r1, 0xffff</text:span></text:p>
            <text:p text:style-name="P3"><text:span text:style-name="T3">ori <text:s text:c="4"/>r1, r1, 0xffff</text:span></text:p>
            <text:p text:style-name="P3"><text:span text:style-name="T3">wcsr</text:span><text:span text:style-name="T3"><text:tab/></text:span><text:span text:style-name="T3">IP, r1 </text:span></text:p>
            <text:p text:style-name="P3"><text:span text:style-name="T3">bi <text:s text:c="5"/>_restore_all_and_eret</text:span></text:p>
          </draw:text-box>
        </draw:frame>
        <draw:polyline draw:style-name="gr4" draw:text-style-name="P1" draw:layer="layout" svg:width="2.671cm" svg:height="0.76cm" draw:transform="skewX (0.353254640603652) rotate (-2.13034888498428) translate (16.9871443489425cm 2.34154199518421cm)" svg:viewBox="0 0 2672 761" draw:points="0,761 1180,761 541,0 2672,719">
          <text:p/>
        </draw:polyline>
        <draw:line draw:style-name="gr5" draw:text-style-name="P1" xml:id="id1" draw:id="id1" draw:layer="layout" svg:x1="15.1cm" svg:y1="3.4cm" svg:x2="15.1cm" svg:y2="5.5cm">
          <text:p/>
        </draw:line>
        <draw:frame draw:style-name="gr2" draw:text-style-name="P2" xml:id="id2" draw:id="id2" draw:layer="layout" svg:width="3.6cm" svg:height="1.199cm" svg:x="13.3cm" svg:y="6.475cm">
          <draw:text-box>
            <text:p text:style-name="P2"><text:span text:style-name="T7">ea</text:span><text:span text:style-name="T1"> = addr + 4</text:span></text:p>
            <text:p text:style-name="P2"><text:span text:style-name="T1">PC = 0x48</text:span></text:p>
          </draw:text-box>
        </draw:frame>
        <draw:frame draw:style-name="gr2" draw:text-style-name="P2" draw:layer="layout" svg:width="2.2cm" svg:height="0.725cm" svg:x="14.3cm" svg:y="2.7cm">
          <draw:text-box>
            <text:p text:style-name="P2"><text:span text:style-name="T1">addr</text:span></text:p>
          </draw:text-box>
        </draw:frame>
        <draw:line draw:style-name="gr5" draw:text-style-name="P1" draw:layer="layout" svg:x1="13cm" svg:y1="3.399cm" svg:x2="13cm" svg:y2="5.499cm">
          <text:p/>
        </draw:line>
        <draw:frame draw:style-name="gr2" draw:text-style-name="P2" draw:layer="layout" svg:width="2.2cm" svg:height="0.725cm" svg:x="11.9cm" svg:y="2.775cm">
          <draw:text-box>
            <text:p text:style-name="P2"><text:span text:style-name="T1">addr - 4</text:span></text:p>
          </draw:text-box>
        </draw:frame>
        <draw:line draw:style-name="gr5" draw:text-style-name="P1" xml:id="id20" draw:id="id20" draw:layer="layout" svg:x1="17.5cm" svg:y1="3.399cm" svg:x2="17.5cm" svg:y2="5.499cm">
          <text:p/>
        </draw:line>
        <draw:frame draw:style-name="gr2" draw:text-style-name="P2" draw:layer="layout" svg:width="2.2cm" svg:height="0.725cm" svg:x="16.838cm" svg:y="2.676cm">
          <draw:text-box>
            <text:p text:style-name="P2"><text:span text:style-name="T1">addr+4</text:span></text:p>
          </draw:text-box>
        </draw:frame>
        <draw:frame draw:style-name="gr6" draw:text-style-name="P2" draw:layer="layout" svg:width="8.1cm" svg:height="1.199cm" svg:x="12.9cm" svg:y="1.1cm">
          <draw:text-box>
            <text:p text:style-name="P2"><text:span text:style-name="T1">Solicitud de atención a interrupción (IRQ1)</text:span></text:p>
          </draw:text-box>
        </draw:frame>
        <draw:connector draw:style-name="gr7" draw:text-style-name="P1" draw:layer="layout" draw:type="line" svg:x1="15.1cm" svg:y1="4.45cm" svg:x2="15.1cm" svg:y2="6.475cm" draw:start-shape="id1" draw:start-glue-point="1" draw:end-shape="id2" draw:end-glue-point="0" svg:d="m15100 4450v2025">
          <text:p/>
        </draw:connector>
        <draw:connector draw:style-name="gr7" draw:text-style-name="P1" draw:layer="layout" draw:type="line" svg:x1="15.1cm" svg:y1="7.674cm" svg:x2="15.112cm" svg:y2="8.195cm" draw:start-shape="id2" draw:start-glue-point="2" draw:end-shape="id3" draw:end-glue-point="0" svg:d="m15100 7674 12 521">
          <text:p/>
        </draw:connector>
        <draw:frame draw:style-name="gr8" draw:text-style-name="P4" xml:id="id4" draw:id="id4" draw:layer="layout" svg:width="4.239cm" svg:height="1.605cm" svg:x="6.961cm" svg:y="7.495cm">
          <draw:text-box>
            <text:p text:style-name="P4"><text:span text:style-name="T8">Guarda todos los registros en la pila (BRAM)</text:span></text:p>
          </draw:text-box>
        </draw:frame>
        <draw:custom-shape draw:style-name="gr9" draw:text-style-name="P1" xml:id="id5" draw:id="id5" draw:layer="layout" svg:width="3.2cm" svg:height="0.8cm" svg:x="12.3cm" svg:y="8.8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1.2cm" svg:y1="8.297cm" svg:x2="12.3cm" svg:y2="9.2cm" draw:start-shape="id4" draw:start-glue-point="1" draw:end-shape="id5" draw:end-glue-point="3" svg:d="m11200 8297h550v903h550">
          <text:p/>
        </draw:connector>
        <draw:frame draw:style-name="gr11" draw:text-style-name="P4" xml:id="id6" draw:id="id6" draw:layer="layout" svg:width="5.3cm" svg:height="1.205cm" svg:x="5.9cm" svg:y="9.495cm">
          <draw:text-box>
            <text:p text:style-name="P4"><text:span text:style-name="T8">Asigna IP como parámetro de la función</text:span><text:span text:style-name="T9"> irq_handler</text:span></text:p>
          </draw:text-box>
        </draw:frame>
        <draw:custom-shape draw:style-name="gr12" draw:text-style-name="P1" xml:id="id7" draw:id="id7" draw:layer="layout" svg:width="3.2cm" svg:height="0.401cm" svg:x="12.299cm" svg:y="9.599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2cm" svg:y1="10.097cm" svg:x2="12.299cm" svg:y2="9.799cm" draw:start-shape="id6" draw:start-glue-point="1" draw:end-shape="id7" draw:end-glue-point="3" svg:d="m11200 10097h550v-298h549">
          <text:p/>
        </draw:connector>
        <draw:frame draw:style-name="gr14" draw:text-style-name="P4" draw:layer="layout" svg:width="2.7cm" svg:height="0.683cm" svg:x="15.4cm" svg:y="12.417cm">
          <draw:text-box>
            <text:p text:style-name="P4"><text:span text:style-name="T9">crt0ram.S</text:span></text:p>
          </draw:text-box>
        </draw:frame>
        <draw:frame draw:style-name="gr15" draw:text-style-name="P3" draw:layer="layout" svg:width="6.9cm" svg:height="6.299cm" svg:x="18.34cm" svg:y="10.59cm">
          <draw:text-box>
            <text:p text:style-name="P3"><text:span text:style-name="T3">void</text:span><text:span text:style-name="T6"> irq_handler</text:span><text:span text:style-name="T3">( uint32_t </text:span><text:span text:style-name="T4">pending </text:span><text:span text:style-name="T3">)</text:span></text:p>
            <text:p text:style-name="P3"><text:span text:style-name="T3">{</text:span></text:p>
            <text:p text:style-name="P3"><text:span text:style-name="T3"><text:s text:c="2"/></text:span><text:span text:style-name="T3">switch (</text:span><text:span text:style-name="T4"> pending</text:span><text:span text:style-name="T3"> ) {</text:span></text:p>
            <text:p text:style-name="P3"><text:span text:style-name="T3"><text:s text:c="4"/></text:span><text:span text:style-name="T3">case per1:</text:span></text:p>
            <text:p text:style-name="P3"><text:span text:style-name="T3"><text:s text:c="6"/></text:span><text:span text:style-name="T3">isr_per1();</text:span></text:p>
            <text:p text:style-name="P3"><text:span text:style-name="T3"><text:s text:c="6"/></text:span><text:span text:style-name="T3">break;</text:span></text:p>
            <text:p text:style-name="P3"><text:span text:style-name="T3"><text:s text:c="4"/></text:span><text:span text:style-name="T3">case per2:</text:span></text:p>
            <text:p text:style-name="P3"><text:span text:style-name="T3"><text:s text:c="6"/></text:span><text:span text:style-name="T3">isr_per2();</text:span></text:p>
            <text:p text:style-name="P3"><text:span text:style-name="T3"><text:s text:c="6"/></text:span><text:span text:style-name="T3">break;</text:span></text:p>
            <text:p text:style-name="P3"><text:span text:style-name="T3"><text:s text:c="4"/></text:span><text:span text:style-name="T3">default:</text:span></text:p>
            <text:p text:style-name="P3"><text:span text:style-name="T3"><text:s text:c="5"/></text:span><text:span text:style-name="T3">// Code</text:span></text:p>
            <text:p text:style-name="P3"><text:span text:style-name="T3"><text:s text:c="5"/></text:span><text:span text:style-name="T3">break;</text:span></text:p>
            <text:p text:style-name="P3"><text:span text:style-name="T3"><text:s text:c="2"/></text:span><text:span text:style-name="T3">}</text:span></text:p>
            <text:p text:style-name="P3"><text:span text:style-name="T3">}</text:span></text:p>
          </draw:text-box>
        </draw:frame>
        <draw:custom-shape draw:style-name="gr9" draw:text-style-name="P1" xml:id="id8" draw:id="id8" draw:layer="layout" svg:width="0.4cm" svg:height="0.4cm" svg:x="14.2cm" svg:y="9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6cm" svg:y1="9.8cm" svg:x2="23.916cm" svg:y2="10.79cm" draw:start-shape="id8" draw:start-glue-point="1" draw:end-shape="id9" draw:end-glue-point="0" svg:d="m14600 9800h9316v990">
          <text:p/>
        </draw:connector>
        <draw:custom-shape draw:style-name="gr9" draw:text-style-name="P1" xml:id="id9" draw:id="id9" draw:layer="layout" svg:width="1.4cm" svg:height="0.4cm" svg:x="23.216cm" svg:y="10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3.2cm" svg:height="0.437cm" svg:x="12.298cm" svg:y="10cm">
          <text:p/>
          <draw:enhanced-geometry svg:viewBox="0 0 21600 21600" draw:type="rectangle" draw:enhanced-path="M 0 0 L 21600 0 21600 21600 0 21600 0 0 Z N"/>
        </draw:custom-shape>
        <draw:frame draw:style-name="gr17" draw:text-style-name="P3" xml:id="id11" draw:id="id11" draw:layer="layout" svg:width="4cm" svg:height="2.1cm" svg:x="22.9cm" svg:y="12.3cm">
          <draw:text-box>
            <text:p text:style-name="P3"><text:span text:style-name="T3">void isr_per1( void</text:span><text:span text:style-name="T3">)</text:span></text:p>
            <text:p text:style-name="P3"><text:span text:style-name="T3">{</text:span></text:p>
            <text:p text:style-name="P3"><text:span text:style-name="T3"><text:s text:c="2"/></text:span><text:span text:style-name="T3">//código</text:span></text:p>
            <text:p text:style-name="P3"><text:span text:style-name="T3">}</text:span></text:p>
          </draw:text-box>
        </draw:frame>
        <draw:frame draw:style-name="gr17" draw:text-style-name="P3" xml:id="id13" draw:id="id13" draw:layer="layout" svg:width="4cm" svg:height="2.1cm" svg:x="22.899cm" svg:y="14.999cm">
          <draw:text-box>
            <text:p text:style-name="P3"><text:span text:style-name="T3">void isr_per2( void</text:span><text:span text:style-name="T3">)</text:span></text:p>
            <text:p text:style-name="P3"><text:span text:style-name="T3">{</text:span></text:p>
            <text:p text:style-name="P3"><text:span text:style-name="T3"><text:s text:c="2"/></text:span><text:span text:style-name="T3">//código</text:span></text:p>
            <text:p text:style-name="P3"><text:span text:style-name="T3">}</text:span></text:p>
          </draw:text-box>
        </draw:frame>
        <draw:custom-shape draw:style-name="gr9" draw:text-style-name="P1" xml:id="id10" draw:id="id10" draw:layer="layout" svg:width="1.999cm" svg:height="0.411cm" svg:x="19.101cm" svg:y="12.4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1.999cm" svg:height="0.411cm" svg:x="19.1cm" svg:y="13.78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21.1cm" svg:y1="12.694cm" svg:x2="22.9cm" svg:y2="13.35cm" draw:start-shape="id10" draw:start-glue-point="1" draw:end-shape="id11" draw:end-glue-point="3" svg:d="m21100 12694h900v656h900">
          <text:p/>
        </draw:connector>
        <draw:connector draw:style-name="gr18" draw:text-style-name="P1" draw:layer="layout" svg:x1="21.099cm" svg:y1="13.993cm" svg:x2="22.899cm" svg:y2="16.049cm" draw:start-shape="id12" draw:start-glue-point="1" draw:end-shape="id13" draw:end-glue-point="3" svg:d="m21099 13993h900v2056h900">
          <text:p/>
        </draw:connector>
        <draw:custom-shape draw:style-name="gr19" draw:text-style-name="P1" xml:id="id17" draw:id="id17" draw:layer="layout" svg:width="3.2cm" svg:height="1.262cm" svg:x="12.297cm" svg:y="10.43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7cm" svg:height="0.683cm" svg:x="18.4cm" svg:y="16.818cm">
          <draw:text-box>
            <text:p text:style-name="P4"><text:span text:style-name="T9">soc-hw.c</text:span></text:p>
          </draw:text-box>
        </draw:frame>
        <draw:custom-shape draw:style-name="gr20" draw:text-style-name="P1" xml:id="id15" draw:id="id15" draw:layer="layout" svg:width="1.4cm" svg:height="0.4cm" svg:x="19.815cm" svg:y="10.789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5.498cm" svg:y1="10.218cm" svg:x2="20.515cm" svg:y2="10.789cm" draw:start-shape="id14" draw:start-glue-point="1" draw:end-shape="id15" draw:end-glue-point="0" svg:d="m15498 10218h5017v571">
          <text:p/>
        </draw:connector>
        <draw:frame draw:style-name="gr22" draw:text-style-name="P4" xml:id="id16" draw:id="id16" draw:layer="layout" svg:width="3.601cm" svg:height="1.205cm" svg:x="7.6cm" svg:y="11cm">
          <draw:text-box>
            <text:p text:style-name="P4"><text:span text:style-name="T10">Inicializa el valor de </text:span><text:span text:style-name="T9">IP</text:span></text:p>
          </draw:text-box>
        </draw:frame>
        <draw:connector draw:style-name="gr23" draw:text-style-name="P1" draw:layer="layout" svg:x1="11.201cm" svg:y1="11.602cm" svg:x2="12.297cm" svg:y2="11.069cm" draw:start-shape="id16" draw:start-glue-point="1" draw:end-shape="id17" draw:end-glue-point="3" svg:d="m11201 11602h548v-533h548">
          <text:p/>
        </draw:connector>
        <draw:custom-shape draw:style-name="gr24" draw:text-style-name="P1" xml:id="id19" draw:id="id19" draw:layer="layout" svg:width="5.004cm" svg:height="0.6cm" svg:x="12.296cm" svg:y="11.7cm">
          <text:p/>
          <draw:enhanced-geometry svg:viewBox="0 0 21600 21600" draw:type="rectangle" draw:enhanced-path="M 0 0 L 21600 0 21600 21600 0 21600 0 0 Z N"/>
        </draw:custom-shape>
        <draw:frame draw:style-name="gr25" draw:text-style-name="P4" xml:id="id18" draw:id="id18" draw:layer="layout" svg:width="4.7cm" svg:height="1.979cm" svg:x="6.5cm" svg:y="12.595cm">
          <draw:text-box>
            <text:p text:style-name="P4"><text:span text:style-name="T8">Restaura el valor de <text:s/>los registros almacenados en la pila y retorna al programa principal </text:span></text:p>
          </draw:text-box>
        </draw:frame>
        <draw:connector draw:style-name="gr26" draw:text-style-name="P1" draw:layer="layout" svg:x1="11.2cm" svg:y1="13.584cm" svg:x2="12.296cm" svg:y2="12cm" draw:start-shape="id18" draw:start-glue-point="1" draw:end-shape="id19" draw:end-glue-point="3" svg:d="m11200 13584h548v-1584h548">
          <text:p/>
        </draw:connector>
        <draw:connector draw:style-name="gr27" draw:text-style-name="P1" draw:layer="layout" draw:line-skew="0.499cm" svg:x1="17.3cm" svg:y1="12cm" svg:x2="17.5cm" svg:y2="5.499cm" draw:start-shape="id19" draw:start-glue-point="1" draw:end-shape="id20" draw:end-glue-point="2" svg:d="m17300 12000h1200v-6501h-1000">
          <text:p/>
        </draw:connector>
        <draw:frame draw:style-name="gr28" draw:text-style-name="P3" draw:layer="layout" svg:width="4.072cm" svg:height="1.979cm" svg:x="3.5cm" svg:y="2.2cm">
          <draw:text-box>
            <text:p text:style-name="P3"><text:span text:style-name="T11">irq_enable:</text:span></text:p>
            <text:p text:style-name="P3"><text:span text:style-name="T3"><text:s text:c="2"/></text:span><text:span text:style-name="T3">mvi <text:s text:c="4"/>r1, 1 </text:span></text:p>
            <text:p text:style-name="P3"><text:span text:style-name="T3"><text:s text:c="2"/></text:span><text:span text:style-name="T3">wcsr</text:span><text:span text:style-name="T3"><text:tab/></text:span><text:span text:style-name="T3">IE, r1</text:span></text:p>
            <text:p text:style-name="P3"><text:span text:style-name="T3"><text:s text:c="2"/></text:span><text:span text:style-name="T3">ret</text:span></text:p>
          </draw:text-box>
        </draw:frame>
        <draw:frame draw:style-name="gr29" draw:text-style-name="P3" draw:layer="layout" svg:width="4.078cm" svg:height="1.547cm" svg:x="8.422cm" svg:y="2.2cm">
          <draw:text-box>
            <text:p text:style-name="P3"><text:span text:style-name="T11">irq_set_mask:</text:span></text:p>
            <text:p text:style-name="P3"><text:span text:style-name="T3"><text:s text:c="2"/></text:span><text:span text:style-name="T3">wcsr</text:span><text:span text:style-name="T3"><text:tab/></text:span><text:span text:style-name="T3">IM, r1</text:span></text:p>
            <text:p text:style-name="P3"><text:span text:style-name="T3"><text:s text:c="2"/></text:span><text:span text:style-name="T3">ret</text:span></text:p>
          </draw:text-box>
        </draw:frame>
        <draw:polyline draw:style-name="gr4" draw:text-style-name="P1" draw:layer="layout" svg:width="2.671cm" svg:height="0.76cm" draw:transform="skewX (0.353254640603652) rotate (-2.13034888498428) translate (3.48714434894247cm 2.69054199518421cm)" svg:viewBox="0 0 2672 761" draw:points="0,761 1180,761 541,0 2672,719">
          <text:p/>
        </draw:polyline>
        <draw:polyline draw:style-name="gr4" draw:text-style-name="P1" draw:layer="layout" svg:width="2.671cm" svg:height="0.76cm" draw:transform="skewX (0.353254640603652) rotate (-2.13034888498428) translate (8.48714434894247cm 2.63954199518421cm)" svg:viewBox="0 0 2672 761" draw:points="0,761 1180,761 541,0 2672,719">
          <text:p/>
        </draw:polyline>
        <draw:frame draw:style-name="gr8" draw:text-style-name="P4" draw:layer="layout" svg:width="4.5cm" svg:height="1.605cm" svg:x="1cm" svg:y="5.2cm">
          <draw:text-box>
            <text:p text:style-name="P4"><text:span text:style-name="T8">Solicitud no atendida:</text:span></text:p>
            <text:p text:style-name="P4"><text:span text:style-name="T8">Interrupciones globales no habilitadas</text:span></text:p>
          </draw:text-box>
        </draw:frame>
        <draw:frame draw:style-name="gr8" draw:text-style-name="P4" draw:layer="layout" svg:width="4.239cm" svg:height="1.605cm" svg:x="6cm" svg:y="5.2cm">
          <draw:text-box>
            <text:p text:style-name="P4"><text:span text:style-name="T8">Solicitud no atendida:</text:span></text:p>
            <text:p text:style-name="P4"><text:span text:style-name="T8">Interrupción 1 no habilitada</text:span></text:p>
          </draw:text-box>
        </draw:frame>
        <draw:frame draw:style-name="gr30" draw:text-style-name="P2" draw:layer="layout" svg:width="1.772cm" svg:height="0.726cm" svg:x="7.2cm" svg:y="1.074cm">
          <draw:text-box>
            <text:p text:style-name="P2"><text:span text:style-name="T1">(IRQ1)</text:span></text:p>
          </draw:text-box>
        </draw:frame>
        <draw:frame draw:style-name="gr30" draw:text-style-name="P2" draw:layer="layout" svg:width="1.772cm" svg:height="0.726cm" svg:x="2.028cm" svg:y="1.174cm">
          <draw:text-box>
            <text:p text:style-name="P2"><text:span text:style-name="T1">(IRQ1)</text:span></text:p>
          </draw:text-box>
        </draw:frame>
        <draw:frame draw:style-name="gr14" draw:text-style-name="P4" draw:layer="layout" svg:width="2.7cm" svg:height="0.683cm" svg:x="19.3cm" svg:y="3.8cm">
          <draw:text-box>
            <text:p text:style-name="P4"><text:span text:style-name="T9">main.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4T08:21:35</meta:creation-date>
    <dc:date>2012-07-24T09:27:04</dc:date>
    <meta:editing-duration>PT57M29S</meta:editing-duration>
    <meta:editing-cycles>30</meta:editing-cycles>
    <meta:generator>LibreOffice/3.5$Linux_x86 LibreOffice_project/350m1$Build-2</meta:generator>
    <meta:document-statistic meta:object-count="51"/>
  </office:meta>
</office:document-meta>
</file>